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fcinit_performance_dat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173185" calcext:value-type="float">
            <text:p>0.17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346223" calcext:value-type="float">
            <text:p>0.34622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180933" calcext:value-type="float">
            <text:p>0.18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048" calcext:value-type="float">
            <text:p>-0.999048</text:p>
          </table:table-cell>
          <table:table-cell office:value-type="float" office:value="0.043619" calcext:value-type="float">
            <text:p>0.04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" calcext:value-type="float">
            <text:p>-175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1.653766" calcext:value-type="float">
            <text:p>1.65376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180933" calcext:value-type="float">
            <text:p>0.18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048" calcext:value-type="float">
            <text:p>-0.999048</text:p>
          </table:table-cell>
          <table:table-cell office:value-type="float" office:value="0.043619" calcext:value-type="float">
            <text:p>0.04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" calcext:value-type="float">
            <text:p>-175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1.653766" calcext:value-type="float">
            <text:p>1.65376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173185" calcext:value-type="float">
            <text:p>0.17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346223" calcext:value-type="float">
            <text:p>0.34622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-0.029733" calcext:value-type="float">
            <text:p>-0.029733</text:p>
          </table:table-cell>
          <table:table-cell office:value-type="float" office:value="0.179268" calcext:value-type="float">
            <text:p>0.1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0.317305" calcext:value-type="float">
            <text:p>0.31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126355" calcext:value-type="float">
            <text:p>0.12635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-0.029733" calcext:value-type="float">
            <text:p>-0.029733</text:p>
          </table:table-cell>
          <table:table-cell office:value-type="float" office:value="0.179268" calcext:value-type="float">
            <text:p>0.1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0.317305" calcext:value-type="float">
            <text:p>0.31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126355" calcext:value-type="float">
            <text:p>0.12635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-0.029733" calcext:value-type="float">
            <text:p>-0.029733</text:p>
          </table:table-cell>
          <table:table-cell office:value-type="float" office:value="0.179268" calcext:value-type="float">
            <text:p>0.1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0.317305" calcext:value-type="float">
            <text:p>0.31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126355" calcext:value-type="float">
            <text:p>0.12635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-0.029733" calcext:value-type="float">
            <text:p>-0.029733</text:p>
          </table:table-cell>
          <table:table-cell office:value-type="float" office:value="0.179268" calcext:value-type="float">
            <text:p>0.1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0.317305" calcext:value-type="float">
            <text:p>0.31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126355" calcext:value-type="float">
            <text:p>0.126355</text:p>
          </table:table-cell>
          <table:table-cell/>
          <table:table-cell office:value-type="string" calcext:value-type="string">
            <text:p>avg_loc_err</text:p>
          </table:table-cell>
          <table:table-cell office:value-type="string" calcext:value-type="string">
            <text:p>avg_rot_er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0.026682" calcext:value-type="float">
            <text:p>-0.02668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127394" calcext:value-type="float">
            <text:p>0.12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881422" calcext:value-type="float">
            <text:p>0.881422</text:p>
          </table:table-cell>
          <table:table-cell/>
          <table:table-cell table:formula="of:=SUM([.Q1:.Q40])/40" office:value-type="float" office:value="0.0029126" calcext:value-type="float">
            <text:p>0.0029126</text:p>
          </table:table-cell>
          <table:table-cell table:formula="of:=SUM([.R1:.R40])/40" office:value-type="float" office:value="0.88314345" calcext:value-type="float">
            <text:p>0.883143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0.026682" calcext:value-type="float">
            <text:p>-0.02668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127394" calcext:value-type="float">
            <text:p>0.12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881422" calcext:value-type="float">
            <text:p>0.881422</text:p>
          </table:table-cell>
          <table:table-cell/>
          <table:table-cell table:formula="of:=[.T9]*1000" office:value-type="float" office:value="2.9126" calcext:value-type="float">
            <text:p>2.912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0.026682" calcext:value-type="float">
            <text:p>-0.02668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127394" calcext:value-type="float">
            <text:p>0.12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881422" calcext:value-type="float">
            <text:p>0.881422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-0.026682" calcext:value-type="float">
            <text:p>-0.02668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127394" calcext:value-type="float">
            <text:p>0.12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881422" calcext:value-type="float">
            <text:p>0.881422</text:p>
          </table:table-cell>
          <table:table-cell/>
          <table:table-cell office:value-type="string" calcext:value-type="string">
            <text:p>excluding outliers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161761" calcext:value-type="float">
            <text:p>0.16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292372" calcext:value-type="float">
            <text:p>0.2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504152" calcext:value-type="float">
            <text:p>0.504152</text:p>
          </table:table-cell>
          <table:table-cell table:number-columns-repeated="2"/>
          <table:table-cell table:formula="of:=SUM([.R1:.R28];[.R33:.R40])/36" office:value-type="float" office:value="0.493037833333333" calcext:value-type="float">
            <text:p>0.49303783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161761" calcext:value-type="float">
            <text:p>0.16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292372" calcext:value-type="float">
            <text:p>0.2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504152" calcext:value-type="float">
            <text:p>0.50415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161761" calcext:value-type="float">
            <text:p>0.16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292372" calcext:value-type="float">
            <text:p>0.2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504152" calcext:value-type="float">
            <text:p>0.50415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161761" calcext:value-type="float">
            <text:p>0.16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292372" calcext:value-type="float">
            <text:p>0.2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.504152" calcext:value-type="float">
            <text:p>0.50415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414" calcext:value-type="float">
            <text:p>41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02845" calcext:value-type="float">
            <text:p>-0.002845</text:p>
          </table:table-cell>
          <table:table-cell office:value-type="float" office:value="0.184014" calcext:value-type="float">
            <text:p>0.18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300706" calcext:value-type="float">
            <text:p>0.30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495856" calcext:value-type="float">
            <text:p>0.49585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414" calcext:value-type="float">
            <text:p>41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02845" calcext:value-type="float">
            <text:p>-0.002845</text:p>
          </table:table-cell>
          <table:table-cell office:value-type="float" office:value="0.184014" calcext:value-type="float">
            <text:p>0.18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300706" calcext:value-type="float">
            <text:p>0.30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495856" calcext:value-type="float">
            <text:p>0.49585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414" calcext:value-type="float">
            <text:p>41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02845" calcext:value-type="float">
            <text:p>-0.002845</text:p>
          </table:table-cell>
          <table:table-cell office:value-type="float" office:value="0.184014" calcext:value-type="float">
            <text:p>0.18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300706" calcext:value-type="float">
            <text:p>0.30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495856" calcext:value-type="float">
            <text:p>0.49585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414" calcext:value-type="float">
            <text:p>41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02845" calcext:value-type="float">
            <text:p>-0.002845</text:p>
          </table:table-cell>
          <table:table-cell office:value-type="float" office:value="0.184014" calcext:value-type="float">
            <text:p>0.18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300706" calcext:value-type="float">
            <text:p>0.30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495856" calcext:value-type="float">
            <text:p>0.49585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-0.027489" calcext:value-type="float">
            <text:p>-0.027489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0.179221" calcext:value-type="float">
            <text:p>0.17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73576" calcext:value-type="float">
            <text:p>0.57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725487" calcext:value-type="float">
            <text:p>0.725487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-0.027489" calcext:value-type="float">
            <text:p>-0.027489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0.179221" calcext:value-type="float">
            <text:p>0.17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73576" calcext:value-type="float">
            <text:p>0.57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725487" calcext:value-type="float">
            <text:p>0.725487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-0.027489" calcext:value-type="float">
            <text:p>-0.027489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0.179221" calcext:value-type="float">
            <text:p>0.17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73576" calcext:value-type="float">
            <text:p>0.57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725487" calcext:value-type="float">
            <text:p>0.725487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-0.027489" calcext:value-type="float">
            <text:p>-0.027489</text:p>
          </table:table-cell>
          <table:table-cell office:value-type="float" office:value="-0.015562" calcext:value-type="float">
            <text:p>-0.015562</text:p>
          </table:table-cell>
          <table:table-cell office:value-type="float" office:value="0.179221" calcext:value-type="float">
            <text:p>0.17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573576" calcext:value-type="float">
            <text:p>0.57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725487" calcext:value-type="float">
            <text:p>0.725487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0.026267" calcext:value-type="float">
            <text:p>0.02626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91204" calcext:value-type="float">
            <text:p>0.09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346223" calcext:value-type="float">
            <text:p>0.34622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0.026267" calcext:value-type="float">
            <text:p>0.02626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91204" calcext:value-type="float">
            <text:p>0.09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346223" calcext:value-type="float">
            <text:p>0.34622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0.026267" calcext:value-type="float">
            <text:p>0.02626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91204" calcext:value-type="float">
            <text:p>0.09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346223" calcext:value-type="float">
            <text:p>0.34622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0.026267" calcext:value-type="float">
            <text:p>0.02626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91204" calcext:value-type="float">
            <text:p>0.09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0.026177" calcext:value-type="float">
            <text:p>0.02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346223" calcext:value-type="float">
            <text:p>0.34622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-0.003461" calcext:value-type="float">
            <text:p>-0.003461</text:p>
          </table:table-cell>
          <table:table-cell office:value-type="float" office:value="0.157726" calcext:value-type="float">
            <text:p>0.15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4.394094" calcext:value-type="float">
            <text:p>4.39409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-0.003461" calcext:value-type="float">
            <text:p>-0.003461</text:p>
          </table:table-cell>
          <table:table-cell office:value-type="float" office:value="0.157726" calcext:value-type="float">
            <text:p>0.15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4.394094" calcext:value-type="float">
            <text:p>4.39409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-0.003461" calcext:value-type="float">
            <text:p>-0.003461</text:p>
          </table:table-cell>
          <table:table-cell office:value-type="float" office:value="0.157726" calcext:value-type="float">
            <text:p>0.15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4.394094" calcext:value-type="float">
            <text:p>4.39409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060883" calcext:value-type="float">
            <text:p>0.060883</text:p>
          </table:table-cell>
          <table:table-cell office:value-type="float" office:value="-0.003461" calcext:value-type="float">
            <text:p>-0.003461</text:p>
          </table:table-cell>
          <table:table-cell office:value-type="float" office:value="0.157726" calcext:value-type="float">
            <text:p>0.15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156434" calcext:value-type="float">
            <text:p>0.15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4.394094" calcext:value-type="float">
            <text:p>4.39409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10729" calcext:value-type="float">
            <text:p>-0.010729</text:p>
          </table:table-cell>
          <table:table-cell office:value-type="float" office:value="0.122676" calcext:value-type="float">
            <text:p>0.12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0.113203" calcext:value-type="float">
            <text:p>0.11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125047" calcext:value-type="float">
            <text:p>0.12504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10729" calcext:value-type="float">
            <text:p>-0.010729</text:p>
          </table:table-cell>
          <table:table-cell office:value-type="float" office:value="0.122676" calcext:value-type="float">
            <text:p>0.12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0.113203" calcext:value-type="float">
            <text:p>0.11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125047" calcext:value-type="float">
            <text:p>0.12504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10729" calcext:value-type="float">
            <text:p>-0.010729</text:p>
          </table:table-cell>
          <table:table-cell office:value-type="float" office:value="0.122676" calcext:value-type="float">
            <text:p>0.12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0.113203" calcext:value-type="float">
            <text:p>0.11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125047" calcext:value-type="float">
            <text:p>0.12504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10729" calcext:value-type="float">
            <text:p>-0.010729</text:p>
          </table:table-cell>
          <table:table-cell office:value-type="float" office:value="0.122676" calcext:value-type="float">
            <text:p>0.12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0.113203" calcext:value-type="float">
            <text:p>0.11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125047" calcext:value-type="float">
            <text:p>0.12504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-0.007818" calcext:value-type="float">
            <text:p>-0.007818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0.138558" calcext:value-type="float">
            <text:p>0.13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0.694658" calcext:value-type="float">
            <text:p>0.69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232804" calcext:value-type="float">
            <text:p>0.23280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-0.007818" calcext:value-type="float">
            <text:p>-0.007818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0.138558" calcext:value-type="float">
            <text:p>0.13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0.694658" calcext:value-type="float">
            <text:p>0.69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232804" calcext:value-type="float">
            <text:p>0.23280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-0.007818" calcext:value-type="float">
            <text:p>-0.007818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0.138558" calcext:value-type="float">
            <text:p>0.13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0.694658" calcext:value-type="float">
            <text:p>0.69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232804" calcext:value-type="float">
            <text:p>0.23280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23" calcext:value-type="float">
            <text:p>1.23</text:p>
          </table:table-cell>
          <table:table-cell office:value-type="float" office:value="-0.007818" calcext:value-type="float">
            <text:p>-0.007818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0.138558" calcext:value-type="float">
            <text:p>0.13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0.694658" calcext:value-type="float">
            <text:p>0.69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232804" calcext:value-type="float">
            <text:p>0.232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x</text:p>
          </table:table-cell>
          <table:table-cell office:value-type="string" calcext:value-type="string">
            <text:p>l_y</text:p>
          </table:table-cell>
          <table:table-cell office:value-type="string" calcext:value-type="string">
            <text:p>r_x</text:p>
          </table:table-cell>
          <table:table-cell office:value-type="string" calcext:value-type="string">
            <text:p>r_y</text:p>
          </table:table-cell>
          <table:table-cell office:value-type="string" calcext:value-type="string">
            <text:p>l_scale</text:p>
          </table:table-cell>
          <table:table-cell office:value-type="string" calcext:value-type="string">
            <text:p>r_scale</text:p>
          </table:table-cell>
          <table:table-cell office:value-type="string" calcext:value-type="string">
            <text:p>pose_x</text:p>
          </table:table-cell>
          <table:table-cell office:value-type="string" calcext:value-type="string">
            <text:p>pose_y</text:p>
          </table:table-cell>
          <table:table-cell office:value-type="string" calcext:value-type="string">
            <text:p>pose_z</text:p>
          </table:table-cell>
          <table:table-cell office:value-type="string" calcext:value-type="string">
            <text:p>q_x</text:p>
          </table:table-cell>
          <table:table-cell office:value-type="string" calcext:value-type="string">
            <text:p>q_y</text:p>
          </table:table-cell>
          <table:table-cell office:value-type="string" calcext:value-type="string">
            <text:p>q_z</text:p>
          </table:table-cell>
          <table:table-cell office:value-type="string" calcext:value-type="string">
            <text:p>q_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c_err</text:p>
          </table:table-cell>
          <table:table-cell office:value-type="string" calcext:value-type="string">
            <text:p>rot_er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22:02:16.758723672</dc:date>
    <meta:editing-duration>PT8H22M51S</meta:editing-duration>
    <meta:editing-cycles>2</meta:editing-cycles>
    <meta:generator>LibreOffice/5.1.6.2$Linux_X86_64 LibreOffice_project/10m0$Build-2</meta:generator>
    <meta:document-statistic meta:table-count="1" meta:cell-count="745" meta:object-count="0"/>
  </office:meta>
</office:document-meta>
</file>